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List_20_Paragraph">
      <style:text-properties officeooo:rsid="000944f7" officeooo:paragraph-rsid="000944f7"/>
    </style:style>
    <style:style style:name="P2" style:family="paragraph" style:parent-style-name="Standard">
      <style:text-properties officeooo:rsid="000b870b" officeooo:paragraph-rsid="000b870b"/>
    </style:style>
    <style:style style:name="P3" style:family="paragraph" style:parent-style-name="Standard">
      <style:text-properties officeooo:paragraph-rsid="000b870b"/>
    </style:style>
    <style:style style:name="P4" style:family="paragraph" style:parent-style-name="Heading_20_1" style:master-page-name="Standard">
      <style:paragraph-properties style:page-number="auto"/>
    </style:style>
    <style:style style:name="P5" style:family="paragraph" style:parent-style-name="List_20_Paragraph" style:list-style-name="WWNum1">
      <style:text-properties officeooo:paragraph-rsid="000944f7"/>
    </style:style>
    <style:style style:name="P6" style:family="paragraph" style:parent-style-name="List_20_Paragraph" style:list-style-name="WWNum2"/>
    <style:style style:name="P7" style:family="paragraph" style:parent-style-name="List_20_Paragraph" style:list-style-name="WWNum2">
      <style:text-properties officeooo:paragraph-rsid="000944f7"/>
    </style:style>
    <style:style style:name="P8" style:family="paragraph" style:parent-style-name="List_20_Paragraph" style:list-style-name="L1">
      <style:text-properties officeooo:rsid="000944f7" officeooo:paragraph-rsid="000944f7"/>
    </style:style>
    <style:style style:name="P9" style:family="paragraph" style:parent-style-name="List_20_Paragraph" style:list-style-name="L2">
      <style:text-properties fo:font-size="8pt" officeooo:rsid="000a37df" officeooo:paragraph-rsid="000944f7" style:font-size-asian="8pt" style:font-size-complex="8pt"/>
    </style:style>
    <style:style style:name="P10" style:family="paragraph" style:parent-style-name="List_20_Paragraph" style:list-style-name="L2">
      <style:text-properties fo:font-size="8pt" officeooo:rsid="000c3870" officeooo:paragraph-rsid="000c3870" style:font-size-asian="8pt" style:font-size-complex="8pt"/>
    </style:style>
    <style:style style:name="P11" style:family="paragraph" style:parent-style-name="List_20_Paragraph" style:list-style-name="L2">
      <style:text-properties fo:font-size="8pt" officeooo:rsid="000c7477" officeooo:paragraph-rsid="000c7477" style:font-size-asian="8pt" style:font-size-complex="8pt"/>
    </style:style>
    <style:style style:name="P12" style:family="paragraph" style:parent-style-name="List_20_Paragraph" style:list-style-name="WWNum2">
      <style:text-properties officeooo:rsid="000a37df" officeooo:paragraph-rsid="000a37df"/>
    </style:style>
    <style:style style:name="P13" style:family="paragraph" style:parent-style-name="List_20_Paragraph" style:list-style-name="WWNum2">
      <style:text-properties officeooo:rsid="000c3870" officeooo:paragraph-rsid="000c3870"/>
    </style:style>
    <style:style style:name="T1" style:family="text">
      <style:text-properties officeooo:rsid="000944f7"/>
    </style:style>
    <style:style style:name="T2" style:family="text">
      <style:text-properties officeooo:rsid="000a7b40"/>
    </style:style>
    <style:style style:name="T3" style:family="text">
      <style:text-properties officeooo:rsid="000b870b"/>
    </style:style>
    <style:style style:name="T4" style:family="text">
      <style:text-properties officeooo:rsid="000c3870"/>
    </style:style>
    <style:style style:name="T5" style:family="text">
      <style:text-properties officeooo:rsid="000c7477"/>
    </style:style>
    <text:list-style style:name="L1">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Plan voor IPASS</text:h>
      <text:h text:style-name="Heading_20_2" text:outline-level="2">Preambule met</text:h>
      <text:p text:style-name="Standard">Naam: <text:span text:style-name="T1">Mike Hoogendoorn</text:span></text:p>
      <text:p text:style-name="Standard">Studentnummer: 1747536</text:p>
      <text:p text:style-name="Standard">Email adres: <text:span text:style-name="T1">mike.hoogendoorn@student.hu.nl</text:span></text:p>
      <text:p text:style-name="Standard">Datum van document: <text:span text:style-name="T2">02-07-2019</text:span></text:p>
      <text:h text:style-name="Heading_20_2" text:outline-level="2">Beschrijving project</text:h>
      <text:p text:style-name="Standard">Welke hardware ga je gebruiken?</text:p>
      <text:list xml:id="list1896386024" text:style-name="WWNum1">
        <text:list-item>
          <text:p text:style-name="P5"><text:a xlink:type="simple" xlink:href="https://www.adafruit.com/product/364" text:style-name="Internet_20_link" text:visited-style-name="Visited_20_Internet_20_Link"><text:span text:style-name="T1">Adafruit pn532 nfc/rfid breakout board </text:span></text:a><text:span text:style-name="T1">/ </text:span><text:a xlink:type="simple" xlink:href="https://www.nxp.com/docs/en/user-guide/141520.pdf" text:style-name="Internet_20_link" text:visited-style-name="Visited_20_Internet_20_Link"><text:span text:style-name="T1">Datasheet</text:span></text:a></text:p>
        </text:list-item>
        <text:list-item>
          <text:p text:style-name="P5"><text:a xlink:type="simple" xlink:href="https://store.arduino.cc/due" text:style-name="Internet_20_link" text:visited-style-name="Visited_20_Internet_20_Link"><text:span text:style-name="T1">Arduino Due</text:span></text:a></text:p>
        </text:list-item>
      </text:list>
      <text:p text:style-name="Standard">Welke library ga je maken?</text:p>
      <text:list xml:id="list3306411250" text:style-name="WWNum2">
        <text:list-item>
          <text:p text:style-name="P7">Wat doet de library?</text:p>
        </text:list-item>
      </text:list>
      <text:list xml:id="list1744166190" text:style-name="L1">
        <text:list-item>
          <text:p text:style-name="P8">NFC kaarten lezen en schrijven.</text:p>
        </text:list-item>
        <text:list-item>
          <text:p text:style-name="P8">Informatie van de PN532 opvragen (Firmware versie etc.)</text:p>
        </text:list-item>
        <text:list-item>
          <text:p text:style-name="P8">De paar extra gpio poorten kunnen lezen en schrijven. (hoog/laag.)</text:p>
        </text:list-item>
        <text:list-item>
          <text:p text:style-name="P8">Al het bovenstaande via I2C of SPI.</text:p>
        </text:list-item>
      </text:list>
      <text:p text:style-name="P1"/>
      <text:p text:style-name="P1"/>
      <text:list xml:id="list162319345019064" text:continue-list="list3306411250" text:style-name="WWNum2">
        <text:list-item>
          <text:p text:style-name="P6">Als je het al weet: welke methoden (C++ functies: functienaam + argumenten) in de klassen?<text:line-break/></text:p>
        </text:list-item>
      </text:list>
      <text:list xml:id="list804159069" text:style-name="L2">
        <text:list-item>
          <text:p text:style-name="P9">void pn532_reset();</text:p>
        </text:list-item>
        <text:list-item>
          <text:p text:style-name="P9">void samconfig();</text:p>
        </text:list-item>
        <text:list-item>
          <text:p text:style-name="P9">void read_status_byte();</text:p>
        </text:list-item>
        <text:list-item>
          <text:p text:style-name="P9">bool read_ack_nack();</text:p>
        </text:list-item>
        <text:list-item>
          <text:p text:style-name="P9">void write( uint8_t bytes_out[], size_t &amp; size_out, uint8_t timeout = 5 );</text:p>
        </text:list-item>
        <text:list-item>
          <text:p text:style-name="P9">void read( uint8_t bytes_in[], size_t &amp; size_in );</text:p>
        </text:list-item>
        <text:list-item>
          <text:p text:style-name="P9">void get_firmware_version();</text:p>
        </text:list-item>
        <text:list-item>
          <text:p text:style-name="P9">void read_gpio( std::array&lt;uint8_t, 3&gt; &amp; gpio_states );</text:p>
        </text:list-item>
        <text:list-item>
          <text:p text:style-name="P9">void write_gpio( uint8_t gpio_p3, uint8_t gpio_p7 );</text:p>
        </text:list-item>
        <text:list-item>
          <text:p text:style-name="P9">void get_card_uid( std::array&lt;uint8_t, 7&gt; &amp; uid );</text:p>
        </text:list-item>
        <text:list-item>
          <text:p text:style-name="P10">void read_eeprom_<text:span text:style-name="T5">block</text:span>( const uint8_t blocknr );</text:p>
        </text:list-item>
        <text:list-item>
          <text:p text:style-name="P10">void write_eeprom_<text:span text:style-name="T5">block</text:span>( const uint8_t blocknr, const std::array&lt;uint8_t, 16&gt; &amp; data );</text:p>
        </text:list-item>
        <text:list-item>
          <text:p text:style-name="P11">void read_eeprom_all();</text:p>
        </text:list-item>
      </text:list>
      <text:p text:style-name="List_20_Paragraph"/>
      <text:p text:style-name="List_20_Paragraph"/>
      <text:list xml:id="list162317494034243" text:continue-list="list162319345019064" text:style-name="WWNum2">
        <text:list-item>
          <text:p text:style-name="P6">Wat maakt de library ‘moeilijk’/uitdagend? (applicatie of library moet voldoende uitdagend zijn)</text:p>
          <text:p text:style-name="P12">Het schrijven van een correct werkende NFC library via <text:span text:style-name="T4">I2C en SPI die alle meest voorkomende functionaliteiten ondersteund.</text:span></text:p>
        </text:list-item>
      </text:list>
      <text:p text:style-name="Standard">Welke applicatie ga je maken? </text:p>
      <text:list xml:id="list162319361534786" text:continue-numbering="true" text:style-name="WWNum2">
        <text:list-item>
          <text:p text:style-name="P6">Hoe heet de applicatie?</text:p>
          <text:p text:style-name="P12"><text:span text:style-name="T4">Command demo showing all functions in action</text:span>.</text:p>
        </text:list-item>
        <text:list-item>
          <text:p text:style-name="P6">Wat doet de applicatie?</text:p>
          <text:p text:style-name="P12">De applicatie <text:span text:style-name="T4">gaat ieder commando in de library langs en laat de resultaten in console of via leds die aangesloten staan op de GPIO porten van de PN532 zien.</text:span></text:p>
        </text:list-item>
        <text:list-item>
          <text:p text:style-name="P6"><text:soft-page-break/>Wat maakt de applicatie ‘moeilijk’/uitdagend? (applicatie of library moet voldoende uitdagend zijn)</text:p>
          <text:p text:style-name="P13">Wegens tijd tekort is de applicatie minder uitgebreid dan origineel gehoopt.</text:p>
        </text:list-item>
      </text:list>
      <text:h text:style-name="Heading_20_2" text:outline-level="2">Risicobeheersing project (dit mag ook in bovenstaande beschrijving)<text:bookmark text:name="_GoBack"/></text:h>
      <text:p text:style-name="Standard">Welke versies zie je in de library en applicatie?</text:p>
      <text:p text:style-name="P2">Meerdere “work in progress” versies, met bij elke versie meer functionaliteit of optimalisaties.</text:p>
      <text:p text:style-name="Standard">Hoe ga je toch iets opleveren als het tegenzit?</text:p>
      <text:p text:style-name="P2">Al mijn werk staat op een private github die na de beoordeling publiek zal worden gemaakt. Doordat alles hier opgeslagen staat kan ik zelfs als een specifiek deel niet lukt alsnog een groot deel van het project opleveren.</text:p>
      <text:p text:style-name="P3"><text:span text:style-name="T3">Link: </text:span><text:a xlink:type="simple" xlink:href="https://github.com/thisismike97/PN532-Library" text:style-name="Internet_20_link" text:visited-style-name="Visited_20_Internet_20_Link"><text:span text:style-name="T3">PN532 library github</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ce style:name="Courier New"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l" fo:country="NL"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nl" fo:country="NL"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Kop_20_2_20_Char" style:display-name="Kop 2 Char" style:family="text" style:parent-style-name="Default_20_Paragraph_20_Font">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Kop_20_1_20_Char" style:display-name="Kop 1 Char" style:family="text" style:parent-style-name="Default_20_Paragraph_20_Font">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ListLabel_20_1" style:display-name="ListLabel 1"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Numbering_20_Symbols" style:num-suffix="." style:num-format="1" text:start-value="0">
        <style:list-level-properties text:list-level-position-and-space-mode="label-alignment">
          <style:list-level-label-alignment text:label-followed-by="listtab" fo:text-indent="-0.25in" fo:margin-left="0.7417in"/>
        </style:list-level-properties>
      </text:list-level-style-number>
      <text:list-level-style-bullet text:level="2" text:style-name="ListLabel_20_6" style:num-suffix="o"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ost Schalken-Pinkster</meta:initial-creator>
    <meta:editing-cycles>7</meta:editing-cycles>
    <meta:creation-date>2016-05-24T07:28:00</meta:creation-date>
    <dc:date>2019-07-04T16:23:17.189893476</dc:date>
    <meta:editing-duration>PT5H53M59S</meta:editing-duration>
    <meta:generator>LibreOffice/6.2.4.2$Linux_X86_64 LibreOffice_project/20$Build-2</meta:generator>
    <meta:document-statistic meta:table-count="0" meta:image-count="0" meta:object-count="0" meta:page-count="2" meta:paragraph-count="45" meta:word-count="365" meta:character-count="2338" meta:non-whitespace-character-count="2041"/>
    <meta:user-defined meta:name="AppVersion">15.0000</meta:user-defined>
    <meta:user-defined meta:name="ContentTypeId">0x0101003214218695A6384D943ED44B61844F7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